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Tabella1" style:family="table">
      <style:table-properties style:width="16.401cm" fo:margin-left="-0.053cm" fo:margin-top="0cm" fo:margin-bottom="0cm" table:align="left" style:writing-mode="page"/>
    </style:style>
    <style:style style:name="Tabella1.A" style:family="table-column">
      <style:table-column-properties style:column-width="2.607cm"/>
    </style:style>
    <style:style style:name="Tabella1.B" style:family="table-column">
      <style:table-column-properties style:column-width="11.354cm"/>
    </style:style>
    <style:style style:name="Tabella1.C" style:family="table-column">
      <style:table-column-properties style:column-width="2.43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4d922"/>
    </style:style>
    <style:style style:name="P2" style:family="paragraph" style:parent-style-name="Standard">
      <style:text-properties fo:font-weight="bold" officeooo:rsid="0004d922" officeooo:paragraph-rsid="0004d922" fo:background-color="#dde8cb" style:font-weight-asian="bold" style:font-weight-complex="bold"/>
    </style:style>
    <style:style style:name="P3" style:family="paragraph" style:parent-style-name="Standard">
      <style:text-properties fo:font-weight="normal" officeooo:paragraph-rsid="0004d922" style:font-weight-asian="normal" style:font-weight-complex="normal"/>
    </style:style>
    <style:style style:name="P4" style:family="paragraph" style:parent-style-name="Standard">
      <style:text-properties officeooo:rsid="0005f3ea" officeooo:paragraph-rsid="0005f3ea" fo:background-color="transparent"/>
    </style:style>
    <style:style style:name="P5" style:family="paragraph" style:parent-style-name="Standard">
      <style:text-properties officeooo:rsid="00096885" officeooo:paragraph-rsid="00096885" fo:background-color="transparent"/>
    </style:style>
    <style:style style:name="P6" style:family="paragraph" style:parent-style-name="Standard">
      <style:text-properties officeooo:rsid="0009a2a0" officeooo:paragraph-rsid="0009a2a0" fo:background-color="transparent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text-properties officeooo:rsid="0009a2a0" officeooo:paragraph-rsid="0009a2a0"/>
    </style:style>
    <style:style style:name="T1" style:family="text">
      <style:text-properties officeooo:rsid="00055f6e"/>
    </style:style>
    <style:style style:name="T2" style:family="text">
      <style:text-properties fo:background-color="#dde8cb" loext:char-shading-value="0"/>
    </style:style>
    <style:style style:name="T3" style:family="text">
      <style:text-properties officeooo:rsid="00055f6e" fo:background-color="#dde8cb" loext:char-shading-value="0"/>
    </style:style>
    <style:style style:name="T4" style:family="text">
      <style:text-properties style:font-name="Liberation Sans" fo:font-weight="bold" style:font-weight-asian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b3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METELICENZE</text:p>
      <text:p text:style-name="P1"><text:line-break/>Esportare database da pg a mysql? Oppure connessione ai due db: https://youtu.be/x3-xuN8sxUY?si=EgHilcpT5Us7D8gl<text:line-break/>Nel caso di doppia connessione come gestire i dati? <text:line-break/>Tabelle solo su db principale e autenticazione da db secondario?<text:line-break/>Oppure tool di aggiornamento degli utenti e sola lettura delle tabelle di interesse? <text:line-break/>Non quelle delle licenze che andranno messe su db principale e gestite solo lì <text:s/><text:line-break/>1. Usare <text:span text:style-name="T1">shield</text:span> per login (su db principale)<text:line-break/>2. Creare tool che permetta importazione utenti secondo gli standard di myauth creati con migrate.. <text:line-break/>3. Usare tool di validazione integrati nella libreria. <text:line-break/>4. Home Page con login e applicare controller filters su db utenti aggiornato su db principale. <text:line-break/>5. Una volta loggati far apparire la Dashboard con statistiche di licenze, clienti e connessione db. <text:line-break/>6. Gestire tutto da navbar. <text:line-break/><text:line-break/>Passi iniziali: <text:line-break/><text:span text:style-name="T2">Controllare se funziona doppia connessione. </text:span><text:span text:style-name="T3">OK</text:span></text:p>
      <text:p text:style-name="P2">Database default cambiare con nuovo mysql Superba diventa il secondario.</text:p>
      <text:p text:style-name="P3">- </text:p>
      <text:p text:style-name="P1"><text:line-break/><text:span text:style-name="T2">Creare db mysql metelicenze con subito migrate ora che non c’è ancora login. (Quindi solo tabelle utenti per il momento)</text:span></text:p>
      <text:p text:style-name="P1"><text:span text:style-name="T2"/></text:p>
      <text:p text:style-name="P4"/>
      <text:p text:style-name="P4">creare la pagina di login iniziale che rimandi poi alla dashboard</text:p>
      <text:p text:style-name="P4">quindi cambiare home che sarà solo login e poi l’attuale home sarà la dashboard.</text:p>
      <text:p text:style-name="P4"/>
      <text:p text:style-name="P5">2026 Introduzione nuovo fornitore per licenze firma:</text:p>
      <text:p text:style-name="P5">Cambiare filtri in licenze e clienti da SKNT a servizio firma</text:p>
      <text:p text:style-name="P6">Aggiunta della tabella già pensata a proposito:</text:p>
      <text:p text:style-name="P5"/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<text:span text:style-name="T4">Tipi licenze</text:span></text:p>
          </table:table-cell>
          <table:table-cell table:style-name="Tabella1.A1" office:value-type="string">
            <text:p text:style-name="P7"><text:span text:style-name="T5">chiave esterna di licenze, restict on delete licenze</text:span></text:p>
          </table:table-cell>
          <table:table-cell table:style-name="Tabella1.A1" office:value-type="string">
            <text:p text:style-name="P8" loext:marker-style-name="T5"/>
          </table:table-cell>
        </table:table-row>
        <table:table-row table:style-name="Tabella1.1">
          <table:table-cell table:style-name="Tabella1.A1" office:value-type="string">
            <text:p text:style-name="P8" loext:marker-style-name="T5"/>
          </table:table-cell>
          <table:table-cell table:style-name="Tabella1.A1" office:value-type="string">
            <text:p text:style-name="P8" loext:marker-style-name="T5"/>
          </table:table-cell>
          <table:table-cell table:style-name="Tabella1.A1" office:value-type="string">
            <text:p text:style-name="P8" loext:marker-style-name="T5"/>
          </table:table-cell>
        </table:table-row>
        <table:table-row table:style-name="Tabella1.1">
          <table:table-cell table:style-name="Tabella1.A1" office:value-type="string">
            <text:p text:style-name="P7"><text:span text:style-name="T5">id</text:span></text:p>
          </table:table-cell>
          <table:table-cell table:style-name="Tabella1.A1" office:value-type="string">
            <text:p text:style-name="P7"><text:span text:style-name="T5">chiave primaria not null autoincrement</text:span></text:p>
          </table:table-cell>
          <table:table-cell table:style-name="Tabella1.A1" office:value-type="string">
            <text:p text:style-name="P7"><text:span text:style-name="T5">ID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5">nome</text:span></text:p>
          </table:table-cell>
          <table:table-cell table:style-name="Tabella1.A1" office:value-type="string">
            <text:p text:style-name="P7"><text:span text:style-name="T5">nome del tipo di licenza</text:span></text:p>
          </table:table-cell>
          <table:table-cell table:style-name="Tabella1.A1" office:value-type="string">
            <text:p text:style-name="P7"><text:span text:style-name="T5">Varchar 50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5">descrizione</text:span></text:p>
          </table:table-cell>
          <table:table-cell table:style-name="Tabella1.A1" office:value-type="string">
            <text:p text:style-name="P7"><text:span text:style-name="T5">descrizione del servizio offerto</text:span></text:p>
          </table:table-cell>
          <table:table-cell table:style-name="Tabella1.A1" office:value-type="string">
            <text:p text:style-name="P7"><text:span text:style-name="T5">Varchar 255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6">fornitore</text:span><text:span text:style-name="T5">_id</text:span></text:p>
          </table:table-cell>
          <table:table-cell table:style-name="Tabella1.A1" office:value-type="string">
            <text:p text:style-name="P7"><text:span text:style-name="T5">fornitore del servizio</text:span></text:p>
          </table:table-cell>
          <table:table-cell table:style-name="Tabella1.A1" office:value-type="string">
            <text:p text:style-name="P7"><text:span text:style-name="T5">ID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5">stato</text:span></text:p>
          </table:table-cell>
          <table:table-cell table:style-name="Tabella1.A1" office:value-type="string">
            <text:p text:style-name="P7"><text:span text:style-name="T5">se tipo dismesso o meno</text:span></text:p>
          </table:table-cell>
          <table:table-cell table:style-name="Tabella1.A1" office:value-type="string">
            <text:p text:style-name="P7"><text:span text:style-name="T5">Boolean</text:span></text:p>
          </table:table-cell>
        </table:table-row>
        <table:table-row table:style-name="Tabella1.1">
          <table:table-cell table:style-name="Tabella1.A1" office:value-type="string">
            <text:p text:style-name="P8" loext:marker-style-name="T5"/>
          </table:table-cell>
          <table:table-cell table:style-name="Tabella1.A1" office:value-type="string">
            <text:p text:style-name="P8" loext:marker-style-name="T5"/>
          </table:table-cell>
          <table:table-cell table:style-name="Tabella1.A1" office:value-type="string">
            <text:p text:style-name="P8" loext:marker-style-name="T5"/>
          </table:table-cell>
        </table:table-row>
      </table:table>
      <text:p text:style-name="Standard"/>
      <text:p text:style-name="P9"><text:soft-page-break/>Gestione fornitori di servizi con tabella: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 Cali'</meta:initial-creator>
    <meta:creation-date>2025-08-11T07:57:56.603000000</meta:creation-date>
    <dc:date>2026-02-11T07:45:12.974847400</dc:date>
    <meta:editing-duration>P1DT22H17M10S</meta:editing-duration>
    <meta:editing-cycles>4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28" meta:word-count="267" meta:character-count="1723" meta:non-whitespace-character-count="1470"/>
  </office:meta>
</office:document-meta>
</file>